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background-color="transparent"/>
      <style:text-properties fo:font-variant="normal" fo:text-transform="none" fo:color="#333333" style:font-name="Abyssinica SIL" fo:font-size="12pt" fo:letter-spacing="normal" fo:font-style="normal" fo:font-weight="normal" officeooo:rsid="000e337f" officeooo:paragraph-rsid="000f48f2" style:font-size-asian="12pt" style:font-size-complex="12pt"/>
    </style:style>
    <style:style style:name="P2" style:family="paragraph" style:parent-style-name="Standard">
      <loext:graphic-properties draw:fill="none"/>
      <style:paragraph-properties fo:background-color="transparent"/>
      <style:text-properties fo:font-variant="normal" fo:text-transform="none" fo:color="#333333" style:font-name="Abyssinica SIL" fo:font-size="12pt" fo:letter-spacing="normal" fo:font-style="normal" fo:font-weight="normal" officeooo:rsid="000eb82a" officeooo:paragraph-rsid="000eb82a" style:font-size-asian="12pt" style:font-size-complex="12pt"/>
    </style:style>
    <style:style style:name="P3" style:family="paragraph" style:parent-style-name="Standard">
      <style:text-properties style:font-name="Abyssinica SIL" fo:font-size="12pt" style:font-size-asian="12pt" style:font-size-complex="12pt"/>
    </style:style>
    <style:style style:name="P4" style:family="paragraph" style:parent-style-name="Standard">
      <loext:graphic-properties draw:fill="none"/>
      <style:paragraph-properties fo:background-color="transparent"/>
      <style:text-properties style:font-name="Abyssinica SIL" fo:font-size="12pt" officeooo:paragraph-rsid="0013d7a5" style:font-size-asian="12pt" style:font-size-complex="12pt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byssinica SIL" fo:font-size="14pt" style:text-underline-style="solid" style:text-underline-width="auto" style:text-underline-color="font-color" fo:font-weight="bold" officeooo:rsid="002a1b91" officeooo:paragraph-rsid="002a1b91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background-color="transparent"/>
      <style:text-properties fo:color="#333333" style:font-name="Abyssinica SIL" fo:font-size="12pt" style:text-underline-style="none" fo:font-weight="normal" officeooo:paragraph-rsid="000e337f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333333" style:font-name="Abyssinica SIL" fo:font-size="12pt" style:text-underline-style="none" fo:font-weight="normal" officeooo:paragraph-rsid="0013d7a5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333333" style:font-name="Abyssinica SIL" fo:font-size="12pt" style:text-underline-style="none" fo:font-weight="normal" officeooo:rsid="000e337f" officeooo:paragraph-rsid="001586cd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333333" style:font-name="Abyssinica SIL" fo:font-size="12pt" style:text-underline-style="none" fo:font-weight="normal" officeooo:rsid="000e337f" officeooo:paragraph-rsid="00162a40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333333" style:font-name="Abyssinica SIL" fo:font-size="12pt" style:text-underline-style="none" fo:font-weight="normal" officeooo:rsid="000e337f" officeooo:paragraph-rsid="0017cffe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333333" style:font-name="Abyssinica SIL" fo:font-size="12pt" style:text-underline-style="none" fo:font-weight="normal" officeooo:rsid="000e337f" officeooo:paragraph-rsid="002100b9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333333" style:font-name="Abyssinica SIL" officeooo:paragraph-rsid="00268984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c1c1c" style:font-name="Abyssinica SIL" fo:font-size="12pt" officeooo:paragraph-rsid="00268d5b" style:font-size-asian="12pt" style:font-size-complex="12pt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c1c1c" style:font-name="Abyssinica SIL" fo:font-size="12pt" officeooo:paragraph-rsid="003044cd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cm" fo:margin-right="-1.199cm" fo:text-align="start" style:justify-single-word="false" fo:text-indent="0cm" style:auto-text-indent="false" fo:background-color="transparent"/>
      <style:text-properties style:font-name="Abyssinica SIL" fo:font-size="12pt" officeooo:rsid="00268d5b" officeooo:paragraph-rsid="00268d5b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-1.199cm" fo:text-align="start" style:justify-single-word="false" fo:text-indent="0cm" style:auto-text-indent="false" fo:background-color="transparent"/>
      <style:text-properties style:font-name="Abyssinica SIL" fo:font-size="12pt" officeooo:rsid="00268d5b" officeooo:paragraph-rsid="0028cbaa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-1.199cm" fo:text-align="end" style:justify-single-word="false" fo:text-indent="0cm" style:auto-text-indent="false" fo:background-color="transparent"/>
      <style:text-properties style:font-name="Abyssinica SIL" fo:font-size="12pt" style:text-underline-style="solid" style:text-underline-width="auto" style:text-underline-color="font-color" fo:font-weight="bold" officeooo:rsid="002af91c" officeooo:paragraph-rsid="002af91c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-1.199cm" fo:text-indent="0cm" style:auto-text-indent="false" fo:background-color="transparent"/>
      <style:text-properties fo:color="#333333" style:font-name="Abyssinica SIL" fo:font-size="12pt" style:text-underline-style="none" fo:font-weight="normal" officeooo:rsid="000e337f" officeooo:paragraph-rsid="000e337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-1.199cm" fo:text-indent="0cm" style:auto-text-indent="false"/>
      <style:text-properties fo:color="#333333" style:font-name="Abyssinica SIL" officeooo:paragraph-rsid="00268984"/>
    </style:style>
    <style:style style:name="P20" style:family="paragraph" style:parent-style-name="Standard">
      <loext:graphic-properties draw:fill="none"/>
      <style:paragraph-properties fo:margin-left="0cm" fo:margin-right="-1.199cm" fo:text-indent="0cm" style:auto-text-indent="false" fo:background-color="transparent"/>
      <style:text-properties fo:font-variant="normal" fo:text-transform="none" fo:color="#333333" style:font-name="Abyssinica SIL" fo:font-size="12pt" fo:letter-spacing="normal" fo:font-style="normal" style:text-underline-style="none" fo:font-weight="normal" officeooo:rsid="000e337f" officeooo:paragraph-rsid="000f48f2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-1.199cm" fo:text-indent="0cm" style:auto-text-indent="false" fo:background-color="transparent"/>
      <style:text-properties fo:font-variant="normal" fo:text-transform="none" fo:color="#333333" style:font-name="Abyssinica SIL" fo:font-size="12pt" fo:letter-spacing="normal" fo:font-style="normal" style:text-underline-style="none" fo:font-weight="normal" officeooo:rsid="000e337f" officeooo:paragraph-rsid="000ff102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0cm" fo:margin-right="-1.199cm" fo:text-indent="0cm" style:auto-text-indent="false" fo:background-color="transparent"/>
      <style:text-properties fo:font-variant="normal" fo:text-transform="none" fo:color="#333333" style:font-name="Abyssinica SIL" fo:font-size="12pt" fo:letter-spacing="normal" fo:font-style="normal" style:text-underline-style="none" fo:font-weight="normal" officeooo:rsid="000e337f" officeooo:paragraph-rsid="00118c38" style:font-size-asian="12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0cm" fo:margin-right="-1.199cm" fo:text-indent="0cm" style:auto-text-indent="false" fo:background-color="transparent"/>
      <style:text-properties fo:font-variant="normal" fo:text-transform="none" fo:color="#333333" style:font-name="Abyssinica SIL" fo:font-size="12pt" fo:letter-spacing="normal" fo:font-style="normal" style:text-underline-style="none" fo:font-weight="normal" officeooo:rsid="000e337f" officeooo:paragraph-rsid="0013d7a5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-1.199cm" fo:text-indent="0cm" style:auto-text-indent="false" fo:background-color="transparent"/>
      <style:text-properties fo:font-variant="normal" fo:text-transform="none" fo:color="#333333" style:font-name="Abyssinica SIL" fo:font-size="12pt" fo:letter-spacing="normal" fo:font-style="normal" style:text-underline-style="none" fo:font-weight="normal" officeooo:rsid="000e337f" officeooo:paragraph-rsid="00162a40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cm" fo:margin-right="-1.199cm" fo:text-indent="0cm" style:auto-text-indent="false" fo:background-color="transparent"/>
      <style:text-properties fo:font-variant="normal" fo:text-transform="none" fo:color="#333333" style:font-name="Abyssinica SIL" fo:font-size="12pt" fo:letter-spacing="normal" fo:font-style="normal" style:text-underline-style="none" fo:font-weight="normal" officeooo:rsid="000e337f" officeooo:paragraph-rsid="00195867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="none"/>
      <style:paragraph-properties fo:margin-left="0cm" fo:margin-right="-1.199cm" fo:text-indent="0cm" style:auto-text-indent="false" fo:background-color="transparent"/>
      <style:text-properties fo:font-variant="normal" fo:text-transform="none" fo:color="#333333" style:font-name="Abyssinica SIL" fo:font-size="12pt" fo:letter-spacing="normal" fo:font-style="normal" style:text-underline-style="none" fo:font-weight="normal" officeooo:rsid="000e337f" officeooo:paragraph-rsid="001b2b38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="none"/>
      <style:paragraph-properties fo:margin-left="0cm" fo:margin-right="-1.199cm" fo:text-indent="0cm" style:auto-text-indent="false" fo:background-color="transparent"/>
      <style:text-properties fo:font-variant="normal" fo:text-transform="none" fo:color="#333333" style:font-name="Abyssinica SIL" fo:font-size="12pt" fo:letter-spacing="normal" fo:font-style="normal" style:text-underline-style="none" fo:font-weight="normal" officeooo:rsid="000e337f" officeooo:paragraph-rsid="001fcd5e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="none"/>
      <style:paragraph-properties fo:margin-left="0cm" fo:margin-right="-1.199cm" fo:text-indent="0cm" style:auto-text-indent="false" fo:background-color="transparent"/>
      <style:text-properties fo:font-variant="normal" fo:text-transform="none" fo:color="#333333" style:font-name="Abyssinica SIL" fo:font-size="12pt" fo:letter-spacing="normal" fo:font-style="normal" style:text-underline-style="none" fo:font-weight="normal" officeooo:rsid="000e337f" officeooo:paragraph-rsid="002128cd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-1.199cm" fo:margin-top="0.201cm" fo:margin-bottom="0.201cm" loext:contextual-spacing="false" fo:text-align="start" style:justify-single-word="false" fo:text-indent="0cm" style:auto-text-indent="false" fo:background-color="transparent"/>
      <style:text-properties style:font-name="Abyssinica SIL" fo:font-size="13pt" officeooo:rsid="00268d5b" officeooo:paragraph-rsid="00268d5b" style:font-size-asian="13pt" style:font-size-complex="13pt"/>
    </style:style>
    <style:style style:name="P30" style:family="paragraph" style:parent-style-name="Standard">
      <loext:graphic-properties draw:fill="none"/>
      <style:paragraph-properties fo:margin-left="0cm" fo:margin-right="-1.199cm" fo:margin-top="0.201cm" fo:margin-bottom="0.201cm" loext:contextual-spacing="false" fo:text-align="start" style:justify-single-word="false" fo:text-indent="0cm" style:auto-text-indent="false" fo:background-color="transparent"/>
      <style:text-properties style:font-name="Abyssinica SIL" fo:font-size="12pt" officeooo:rsid="002af91c" officeooo:paragraph-rsid="002af91c" style:font-size-asian="12pt" style:font-size-complex="12pt"/>
    </style:style>
    <style:style style:name="P31" style:family="paragraph" style:parent-style-name="Standard" style:master-page-name="">
      <loext:graphic-properties draw:fill="none"/>
      <style:paragraph-properties fo:margin-left="0cm" fo:margin-right="-1.199cm" fo:text-align="center" style:justify-single-word="false" fo:text-indent="0cm" style:auto-text-indent="false" style:page-number="auto" fo:break-before="page" fo:background-color="transparent"/>
      <style:text-properties style:font-name="Abyssinica SIL" fo:font-size="16pt" style:text-underline-style="solid" style:text-underline-width="auto" style:text-underline-color="font-color" fo:font-weight="bold" officeooo:rsid="00268d5b" officeooo:paragraph-rsid="00268d5b" style:font-size-asian="14pt" style:font-weight-asian="bold" style:font-size-complex="16pt" style:font-weight-complex="bold"/>
    </style:style>
    <style:style style:name="P32" style:family="paragraph" style:parent-style-name="Preformatted_20_Text">
      <style:text-properties fo:color="#333333" style:font-name="Abyssinica SIL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fo:color="#333333" style:font-name="Abyssinica SIL" fo:font-size="12pt" style:text-underline-style="none" fo:font-weight="normal" officeooo:paragraph-rsid="00118c38" style:font-size-asian="12pt" style:font-weight-asian="normal" style:font-size-complex="12pt" style:font-weight-complex="normal"/>
    </style:style>
    <style:style style:name="P34" style:family="paragraph" style:parent-style-name="Preformatted_20_Text">
      <style:text-properties fo:color="#333333" style:font-name="Abyssinica SIL" fo:font-size="12pt" style:text-underline-style="none" fo:font-weight="normal" officeooo:paragraph-rsid="0013d7a5" style:font-size-asian="12pt" style:font-weight-asian="normal" style:font-size-complex="12pt" style:font-weight-complex="normal"/>
    </style:style>
    <style:style style:name="P35" style:family="paragraph" style:parent-style-name="Preformatted_20_Text">
      <style:text-properties fo:color="#333333" style:font-name="Abyssinica SIL" fo:font-size="12pt" style:text-underline-style="none" fo:font-weight="normal" officeooo:paragraph-rsid="00162a40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fo:color="#333333" style:font-name="Abyssinica SIL" fo:font-size="12pt" style:text-underline-style="none" fo:font-weight="normal" officeooo:paragraph-rsid="001b2b38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fo:color="#333333" style:font-name="Abyssinica SIL" fo:font-size="12pt" style:text-underline-style="none" fo:font-weight="normal" officeooo:paragraph-rsid="001fd332" style:font-size-asian="12pt" style:font-weight-asian="normal" style:font-size-complex="12pt" style:font-weight-complex="normal"/>
    </style:style>
    <style:style style:name="P38" style:family="paragraph" style:parent-style-name="Preformatted_20_Text">
      <style:text-properties fo:color="#333333" style:font-name="Abyssinica SIL" fo:font-size="12pt" style:text-underline-style="none" fo:font-weight="normal" officeooo:paragraph-rsid="002100b9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top="0.101cm" fo:margin-bottom="0.101cm" loext:contextual-spacing="false" fo:line-height="115%" fo:text-align="start" style:justify-single-word="false" fo:background-color="transparent"/>
      <style:text-properties style:font-name="Abyssinica SIL" fo:font-size="12pt" officeooo:rsid="003868d3" officeooo:paragraph-rsid="003868d3" style:font-size-asian="12pt" style:font-size-complex="12pt"/>
    </style:style>
    <style:style style:name="P40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Abyssinica SIL" fo:font-size="14pt" style:text-underline-style="none" fo:font-weight="bold" officeooo:rsid="002a1b91" officeooo:paragraph-rsid="002a1b91" style:font-size-asian="14pt" style:font-weight-asian="bold" style:font-size-complex="14pt" style:font-weight-complex="bold"/>
    </style:style>
    <style:style style:name="P41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Abyssinica SIL" fo:font-size="12pt" style:text-underline-style="none" fo:font-weight="bold" officeooo:rsid="00268d5b" officeooo:paragraph-rsid="00268d5b" style:font-size-asian="12pt" style:font-weight-asian="bold" style:font-size-complex="12pt" style:font-weight-complex="bold"/>
    </style:style>
    <style:style style:name="P42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Abyssinica SIL" fo:font-size="12pt" style:text-underline-style="none" fo:font-weight="bold" officeooo:rsid="002a1b91" officeooo:paragraph-rsid="002a1b91" style:font-size-asian="12pt" style:font-weight-asian="bold" style:font-size-complex="12pt" style:font-weight-complex="bold"/>
    </style:style>
    <style:style style:name="P43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Abyssinica SIL" fo:font-size="12pt" officeooo:rsid="00268d5b" officeooo:paragraph-rsid="00268d5b" style:font-size-asian="12pt" style:font-size-complex="12pt"/>
    </style:style>
    <style:style style:name="P44" style:family="paragraph" style:parent-style-name="Standard" style:list-style-name="L4"/>
    <style:style style:name="P45" style:family="paragraph" style:parent-style-name="Standard" style:list-style-name="L9"/>
    <style:style style:name="P46" style:family="paragraph" style:parent-style-name="Standard" style:list-style-name="L11"/>
    <style:style style:name="P47" style:family="paragraph" style:parent-style-name="Standard" style:list-style-name="L12"/>
    <style:style style:name="P48" style:family="paragraph" style:parent-style-name="Standard">
      <loext:graphic-properties draw:fill="none"/>
      <style:paragraph-properties fo:background-color="transparent"/>
      <style:text-properties fo:font-variant="normal" fo:text-transform="none" fo:color="#333333" style:font-name="Abyssinica SIL" fo:font-size="16pt" fo:letter-spacing="normal" fo:font-style="normal" style:text-underline-style="solid" style:text-underline-width="auto" style:text-underline-color="font-color" fo:font-weight="bold" officeooo:rsid="001e473e" officeooo:paragraph-rsid="001e473e" style:font-size-asian="14pt" style:font-weight-asian="bold" style:font-size-complex="16pt" style:font-weight-complex="bold"/>
    </style:style>
    <style:style style:name="P49" style:family="paragraph" style:parent-style-name="Standard">
      <loext:graphic-properties draw:fill="none"/>
      <style:paragraph-properties fo:background-color="transparent"/>
      <style:text-properties fo:font-variant="normal" fo:text-transform="none" fo:color="#333333" style:font-name="Abyssinica SIL" fo:font-size="16pt" fo:letter-spacing="normal" fo:font-style="normal" style:text-underline-style="solid" style:text-underline-width="auto" style:text-underline-color="font-color" fo:font-weight="bold" officeooo:rsid="002100b9" officeooo:paragraph-rsid="002100b9" style:font-size-asian="14pt" style:font-weight-asian="bold" style:font-size-complex="16pt" style:font-weight-complex="bold"/>
    </style:style>
    <style:style style:name="P50" style:family="paragraph" style:parent-style-name="Standard">
      <loext:graphic-properties draw:fill="none"/>
      <style:paragraph-properties fo:background-color="transparent"/>
      <style:text-properties fo:font-variant="normal" fo:text-transform="none" fo:color="#333333" style:font-name="Abyssinica SIL" fo:font-size="16pt" fo:letter-spacing="normal" fo:font-style="normal" style:text-underline-style="solid" style:text-underline-width="auto" style:text-underline-color="font-color" fo:font-weight="bold" officeooo:rsid="0017cffe" officeooo:paragraph-rsid="0017cffe" style:font-size-asian="14pt" style:font-weight-asian="bold" style:font-size-complex="16pt" style:font-weight-complex="bold"/>
    </style:style>
    <style:style style:name="P51" style:family="paragraph" style:parent-style-name="Standard">
      <loext:graphic-properties draw:fill="none"/>
      <style:paragraph-properties fo:background-color="transparent"/>
      <style:text-properties fo:font-variant="normal" fo:text-transform="none" fo:color="#333333" style:font-name="Abyssinica SIL" fo:font-size="16pt" fo:letter-spacing="normal" fo:font-style="normal" style:text-underline-style="solid" style:text-underline-width="auto" style:text-underline-color="font-color" fo:font-weight="bold" officeooo:rsid="00162a40" officeooo:paragraph-rsid="00162a40" style:font-size-asian="14pt" style:font-weight-asian="bold" style:font-size-complex="16pt" style:font-weight-complex="bold"/>
    </style:style>
    <style:style style:name="P52" style:family="paragraph" style:parent-style-name="Standard">
      <loext:graphic-properties draw:fill="none"/>
      <style:paragraph-properties fo:background-color="transparent"/>
      <style:text-properties fo:font-variant="normal" fo:text-transform="none" fo:color="#333333" style:font-name="Abyssinica SIL" fo:font-size="16pt" fo:letter-spacing="normal" fo:font-style="normal" style:text-underline-style="solid" style:text-underline-width="auto" style:text-underline-color="font-color" fo:font-weight="bold" officeooo:rsid="000f48f2" officeooo:paragraph-rsid="000f48f2" style:font-size-asian="14pt" style:font-weight-asian="bold" style:font-size-complex="16pt" style:font-weight-complex="bold"/>
    </style:style>
    <style:style style:name="P53" style:family="paragraph" style:parent-style-name="Standard" style:list-style-name="L13"/>
    <style:style style:name="P54" style:family="paragraph" style:parent-style-name="Standard" style:list-style-name="L16">
      <style:text-properties fo:color="#333333" style:font-name="Abyssinica SIL" officeooo:paragraph-rsid="00268984"/>
    </style:style>
    <style:style style:name="P55" style:family="paragraph" style:parent-style-name="Standard" style:list-style-name="L17">
      <style:text-properties fo:color="#333333" style:font-name="Abyssinica SIL" officeooo:paragraph-rsid="00268984"/>
    </style:style>
    <style:style style:name="P56" style:family="paragraph" style:parent-style-name="Standard" style:list-style-name="L18">
      <style:text-properties fo:color="#333333" style:font-name="Abyssinica SIL" officeooo:paragraph-rsid="00268984"/>
    </style:style>
    <style:style style:name="P57" style:family="paragraph" style:parent-style-name="Standard" style:list-style-name="L19">
      <style:text-properties fo:color="#333333" style:font-name="Abyssinica SIL" officeooo:paragraph-rsid="00268984"/>
    </style:style>
    <style:style style:name="P58" style:family="paragraph" style:parent-style-name="Standard">
      <style:text-properties fo:color="#333333" style:font-name="Abyssinica SIL" fo:font-size="16pt" style:text-underline-style="solid" style:text-underline-width="auto" style:text-underline-color="font-color" fo:font-weight="bold" officeooo:paragraph-rsid="00268984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59" style:family="paragraph" style:parent-style-name="Standard" style:list-style-name="L3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P6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1c1c1c" style:font-name="Abyssinica SIL" fo:font-size="12pt" officeooo:paragraph-rsid="003044cd" style:font-size-asian="12pt" style:font-size-complex="12pt"/>
    </style:style>
    <style:style style:name="P61" style:family="paragraph" style:parent-style-name="Standard">
      <loext:graphic-properties draw:fill="none"/>
      <style:paragraph-properties fo:margin-top="0.101cm" fo:margin-bottom="0.101cm" loext:contextual-spacing="false" fo:text-align="start" style:justify-single-word="false" fo:background-color="transparent"/>
      <style:text-properties style:font-name="Abyssinica SIL" fo:font-size="12pt" style:text-underline-style="none" fo:font-weight="bold" officeooo:rsid="00268d5b" officeooo:paragraph-rsid="003868d3" style:font-size-asian="12pt" style:font-weight-asian="bold" style:font-size-complex="12pt" style:font-weight-complex="bold"/>
    </style:style>
    <style:style style:name="P62" style:family="paragraph" style:parent-style-name="Standard">
      <loext:graphic-properties draw:fill="none"/>
      <style:paragraph-properties fo:margin-top="0cm" fo:margin-bottom="0cm" loext:contextual-spacing="false" fo:line-height="115%" fo:text-align="start" style:justify-single-word="false" fo:background-color="transparent"/>
      <style:text-properties style:font-name="Abyssinica SIL" fo:font-size="12pt" style:text-underline-style="none" fo:font-weight="bold" officeooo:rsid="003868d3" officeooo:paragraph-rsid="003868d3" style:font-size-asian="12pt" style:font-weight-asian="bold" style:font-size-complex="12pt" style:font-weight-complex="bold"/>
    </style:style>
    <style:style style:name="P63" style:family="paragraph" style:parent-style-name="Standard">
      <loext:graphic-properties draw:fill="none"/>
      <style:paragraph-properties fo:margin-left="0cm" fo:margin-right="-1.199cm" fo:text-indent="0cm" style:auto-text-indent="false" fo:background-color="transparent"/>
      <style:text-properties style:font-name="Abyssinica SIL" fo:font-size="16pt" style:text-underline-style="solid" style:text-underline-width="auto" style:text-underline-color="font-color" fo:font-weight="bold" officeooo:rsid="000e337f" officeooo:paragraph-rsid="000e337f" style:font-size-asian="14pt" style:font-weight-asian="bold" style:font-size-complex="16pt" style:font-weight-complex="bold"/>
    </style:style>
    <style:style style:name="P64" style:family="paragraph" style:parent-style-name="Preformatted_20_Text" style:list-style-name="L4">
      <style:text-properties fo:color="#333333" style:font-name="Abyssinica SIL" fo:font-size="12pt" style:text-underline-style="none" fo:font-weight="normal" style:font-size-asian="12pt" style:font-weight-asian="normal" style:font-size-complex="12pt" style:font-weight-complex="normal"/>
    </style:style>
    <style:style style:name="P65" style:family="paragraph" style:parent-style-name="Preformatted_20_Text" style:list-style-name="L5">
      <style:text-properties fo:color="#333333" style:font-name="Abyssinica SIL" fo:font-size="12pt" officeooo:rsid="000e337f" officeooo:paragraph-rsid="000e337f" style:font-size-asian="12pt" style:font-size-complex="12pt"/>
    </style:style>
    <style:style style:name="P66" style:family="paragraph" style:parent-style-name="Preformatted_20_Text" style:list-style-name="L5">
      <style:text-properties fo:color="#333333" style:font-name="Abyssinica SIL" fo:font-size="12pt" style:font-size-asian="12pt" style:font-size-complex="12pt"/>
    </style:style>
    <style:style style:name="P67" style:family="paragraph" style:parent-style-name="Preformatted_20_Text" style:list-style-name="L6">
      <style:text-properties fo:color="#1c1c1c" style:font-name="Abyssinica SIL" fo:font-size="12pt" style:font-size-asian="12pt" style:font-size-complex="12pt"/>
    </style:style>
    <style:style style:name="P68" style:family="paragraph" style:parent-style-name="Preformatted_20_Text" style:list-style-name="L6">
      <loext:graphic-properties draw:fill="none"/>
      <style:paragraph-properties fo:background-color="transparent"/>
      <style:text-properties fo:color="#1c1c1c" style:font-name="Abyssinica SIL" fo:font-size="12pt" style:font-size-asian="12pt" style:font-size-complex="12pt"/>
    </style:style>
    <style:style style:name="P69" style:family="paragraph" style:parent-style-name="Preformatted_20_Text" style:list-style-name="L6">
      <style:text-properties fo:color="#1c1c1c" style:font-name="Abyssinica SIL" fo:font-size="12pt" officeooo:rsid="00118c38" officeooo:paragraph-rsid="00118c38" style:font-size-asian="12pt" style:font-size-complex="12pt"/>
    </style:style>
    <style:style style:name="P70" style:family="paragraph" style:parent-style-name="Preformatted_20_Text" style:list-style-name="L8">
      <style:text-properties fo:color="#1c1c1c" style:font-name="Abyssinica SIL" fo:font-size="12pt" style:font-size-asian="12pt" style:font-size-complex="12pt"/>
    </style:style>
    <style:style style:name="P71" style:family="paragraph" style:parent-style-name="Preformatted_20_Text" style:list-style-name="L10">
      <style:text-properties fo:color="#1c1c1c" style:font-name="Abyssinica SIL" fo:font-size="12pt" officeooo:paragraph-rsid="00162a40" style:font-size-asian="12pt" style:font-size-complex="12pt"/>
    </style:style>
    <style:style style:name="P72" style:family="paragraph" style:parent-style-name="Preformatted_20_Text" style:list-style-name="L7">
      <style:text-properties style:font-name="Abyssinica SIL"/>
    </style:style>
    <style:style style:name="P73" style:family="paragraph" style:parent-style-name="Preformatted_20_Text" style:list-style-name="L7">
      <style:text-properties style:font-name="Abyssinica SIL" officeooo:paragraph-rsid="003c3c31"/>
    </style:style>
    <style:style style:name="P74" style:family="paragraph" style:parent-style-name="Preformatted_20_Text" style:list-style-name="L6">
      <style:text-properties style:font-name="Abyssinica SIL" fo:font-size="12pt" officeooo:paragraph-rsid="00118c38" style:font-size-asian="12pt" style:font-size-complex="12pt"/>
    </style:style>
    <style:style style:name="P75" style:family="paragraph" style:parent-style-name="Preformatted_20_Text" style:list-style-name="L6">
      <loext:graphic-properties draw:fill="none"/>
      <style:paragraph-properties fo:background-color="transparent"/>
      <style:text-properties style:font-name="Abyssinica SIL" fo:font-size="12pt" officeooo:paragraph-rsid="00118c38" style:font-size-asian="12pt" style:font-size-complex="12pt"/>
    </style:style>
    <style:style style:name="P76" style:family="paragraph" style:parent-style-name="Preformatted_20_Text" style:list-style-name="L8">
      <style:text-properties style:font-name="Abyssinica SIL" fo:font-size="12pt" style:font-size-asian="12pt" style:font-size-complex="12pt"/>
    </style:style>
    <style:style style:name="P77" style:family="paragraph" style:parent-style-name="Preformatted_20_Text" style:list-style-name="L14">
      <style:text-properties style:font-name="Abyssinica SIL" fo:font-size="12pt" style:font-size-asian="12pt" style:font-size-complex="12pt"/>
    </style:style>
    <style:style style:name="P78" style:family="paragraph" style:parent-style-name="Preformatted_20_Text" style:list-style-name="L12">
      <style:text-properties style:font-name="Abyssinica SIL" officeooo:rsid="001e473e" officeooo:paragraph-rsid="001e473e"/>
    </style:style>
    <style:style style:name="P79" style:family="paragraph" style:parent-style-name="Preformatted_20_Text" style:list-style-name="L15">
      <style:text-properties style:font-name="Abyssinica SIL" officeooo:rsid="001e473e" officeooo:paragraph-rsid="002100b9"/>
    </style:style>
    <style:style style:name="P80" style:family="paragraph" style:parent-style-name="Preformatted_20_Text" style:list-style-name="L14">
      <style:text-properties style:font-name="Abyssinica SIL"/>
    </style:style>
    <style:style style:name="P81" style:family="paragraph" style:parent-style-name="Preformatted_20_Text" style:list-style-name="L11">
      <style:text-properties style:font-name="Abyssinica SIL" officeooo:paragraph-rsid="002100b9"/>
    </style:style>
    <style:style style:name="P82" style:family="paragraph" style:parent-style-name="Preformatted_20_Text" style:list-style-name="L11">
      <loext:graphic-properties draw:fill="none"/>
      <style:paragraph-properties fo:background-color="transparent"/>
      <style:text-properties style:font-name="Abyssinica SIL" officeooo:paragraph-rsid="002100b9"/>
    </style:style>
    <style:style style:name="P83" style:family="paragraph" style:parent-style-name="Preformatted_20_Text" style:list-style-name="L15">
      <style:text-properties style:font-name="Abyssinica SIL" officeooo:paragraph-rsid="002100b9"/>
    </style:style>
    <style:style style:name="P84" style:family="paragraph" style:parent-style-name="Preformatted_20_Text" style:list-style-name="L10">
      <style:text-properties fo:font-variant="normal" fo:text-transform="none" fo:color="#1c1c1c" style:font-name="Abyssinica SIL" fo:font-size="12pt" fo:letter-spacing="normal" fo:font-style="normal" style:text-underline-style="none" fo:font-weight="normal" officeooo:rsid="0017cffe" officeooo:paragraph-rsid="0017cffe" style:font-size-asian="12pt" style:font-weight-asian="normal" style:font-size-complex="12pt" style:font-weight-complex="normal"/>
    </style:style>
    <style:style style:name="P85" style:family="paragraph" style:parent-style-name="Preformatted_20_Text" style:list-style-name="L3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P86" style:family="paragraph" style:parent-style-name="Preformatted_20_Text" style:list-style-name="L3">
      <style:paragraph-properties fo:margin-top="0cm" fo:margin-bottom="0cm" loext:contextual-spacing="false"/>
      <style:text-properties style:font-name="Abyssinica SIL" fo:font-size="10pt" fo:font-weight="bold" officeooo:paragraph-rsid="003868d3" style:font-size-asian="10pt" style:font-weight-asian="bold" style:font-size-complex="10pt" style:font-weight-complex="bold"/>
    </style:style>
    <style:style style:name="T1" style:family="text">
      <style:text-properties officeooo:rsid="000c8f32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officeooo:rsid="000c8f32"/>
    </style:style>
    <style:style style:name="T4" style:family="text">
      <style:text-properties fo:font-variant="normal" fo:text-transform="none" fo:letter-spacing="normal" fo:font-style="normal" officeooo:rsid="000e337f"/>
    </style:style>
    <style:style style:name="T5" style:family="text">
      <style:text-properties fo:font-variant="normal" fo:text-transform="none" fo:letter-spacing="normal" fo:font-style="normal" officeooo:rsid="001b2b38"/>
    </style:style>
    <style:style style:name="T6" style:family="text">
      <style:text-properties fo:font-variant="normal" fo:text-transform="none" fo:letter-spacing="normal" fo:font-style="normal" officeooo:rsid="001fcd5e"/>
    </style:style>
    <style:style style:name="T7" style:family="text">
      <style:text-properties fo:font-variant="normal" fo:text-transform="none" fo:letter-spacing="normal" fo:font-style="normal" style:text-underline-style="none" fo:font-weight="normal" officeooo:rsid="00268d5b" style:font-weight-asian="bold" style:font-weight-complex="bold"/>
    </style:style>
    <style:style style:name="T8" style:family="text">
      <style:text-properties fo:font-variant="normal" fo:text-transform="none" fo:letter-spacing="normal" fo:font-style="normal" style:text-underline-style="none" fo:font-weight="normal" officeooo:rsid="003044cd" style:font-weight-asian="bold" style:font-weight-complex="bold"/>
    </style:style>
    <style:style style:name="T9" style:family="text">
      <style:text-properties fo:font-variant="normal" fo:text-transform="none" fo:letter-spacing="normal" fo:font-style="normal" style:text-underline-style="none" fo:font-weight="bold" officeooo:rsid="00268d5b" style:font-weight-asian="bold" style:font-weight-complex="bold"/>
    </style:style>
    <style:style style:name="T10" style:family="text">
      <style:text-properties fo:font-variant="normal" fo:text-transform="none" fo:letter-spacing="normal" style:text-underline-style="none" fo:font-weight="bold" officeooo:rsid="00268d5b" style:font-weight-asian="bold" style:font-weight-complex="bold"/>
    </style:style>
    <style:style style:name="T11" style:family="text">
      <style:text-properties fo:font-variant="normal" fo:text-transform="none" fo:letter-spacing="normal" style:text-underline-style="none" fo:font-weight="bold" officeooo:rsid="003044cd" style:font-weight-asian="bold" style:font-weight-complex="bold"/>
    </style:style>
    <style:style style:name="T12" style:family="text">
      <style:text-properties fo:font-variant="normal" fo:text-transform="none" fo:color="#333333" fo:font-size="16pt" fo:letter-spacing="normal" fo:font-style="normal" style:text-underline-style="solid" style:text-underline-width="auto" style:text-underline-color="font-color" fo:font-weight="bold" officeooo:rsid="000f48f2" style:font-size-asian="14pt" style:font-weight-asian="bold" style:font-size-complex="16pt" style:font-weight-complex="bold"/>
    </style:style>
    <style:style style:name="T13" style:family="text">
      <style:text-properties fo:font-variant="normal" fo:text-transform="none" fo:color="#333333" fo:font-size="16pt" fo:letter-spacing="normal" fo:font-style="normal" style:text-underline-style="solid" style:text-underline-width="auto" style:text-underline-color="font-color" fo:font-weight="bold" officeooo:rsid="0013d7a5" style:font-size-asian="14pt" style:font-weight-asian="bold" style:font-size-complex="16pt" style:font-weight-complex="bold"/>
    </style:style>
    <style:style style:name="T14" style:family="text">
      <style:text-properties officeooo:rsid="000e337f"/>
    </style:style>
    <style:style style:name="T15" style:family="text">
      <style:text-properties officeooo:rsid="000eb82a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officeooo:rsid="000f48f2"/>
    </style:style>
    <style:style style:name="T18" style:family="text">
      <style:text-properties officeooo:rsid="000ff102"/>
    </style:style>
    <style:style style:name="T19" style:family="text">
      <style:text-properties officeooo:rsid="00118c38"/>
    </style:style>
    <style:style style:name="T20" style:family="text">
      <style:text-properties officeooo:rsid="0013d7a5"/>
    </style:style>
    <style:style style:name="T21" style:family="text">
      <style:text-properties officeooo:rsid="001586cd"/>
    </style:style>
    <style:style style:name="T22" style:family="text">
      <style:text-properties officeooo:rsid="00162a40"/>
    </style:style>
    <style:style style:name="T23" style:family="text">
      <style:text-properties officeooo:rsid="0017cffe"/>
    </style:style>
    <style:style style:name="T24" style:family="text">
      <style:text-properties officeooo:rsid="00197f7f"/>
    </style:style>
    <style:style style:name="T25" style:family="text">
      <style:text-properties officeooo:rsid="001cc18b"/>
    </style:style>
    <style:style style:name="T26" style:family="text">
      <style:text-properties officeooo:rsid="001e473e"/>
    </style:style>
    <style:style style:name="T27" style:family="text">
      <style:text-properties fo:color="#1c1c1c"/>
    </style:style>
    <style:style style:name="T28" style:family="text">
      <style:text-properties fo:color="#1c1c1c" officeooo:rsid="001586cd"/>
    </style:style>
    <style:style style:name="T29" style:family="text">
      <style:text-properties officeooo:rsid="001fcd5e"/>
    </style:style>
    <style:style style:name="T30" style:family="text">
      <style:text-properties officeooo:rsid="002100b9"/>
    </style:style>
    <style:style style:name="T31" style:family="text">
      <style:text-properties officeooo:rsid="002128cd"/>
    </style:style>
    <style:style style:name="T32" style:family="text">
      <style:text-properties officeooo:rsid="0021c885"/>
    </style:style>
    <style:style style:name="T33" style:family="text">
      <style:text-properties officeooo:rsid="0022ea14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style:text-underline-style="none" fo:font-weight="bold" officeooo:rsid="000e337f" style:font-weight-asian="bold" style:font-weight-complex="bold"/>
    </style:style>
    <style:style style:name="T36" style:family="text">
      <style:text-properties style:text-underline-style="none" fo:font-weight="bold" officeooo:rsid="00272561" style:font-weight-asian="bold" style:font-weight-complex="bold"/>
    </style:style>
    <style:style style:name="T37" style:family="text">
      <style:text-properties style:text-underline-style="none" fo:font-weight="bold" officeooo:rsid="0028cbaa" style:font-weight-asian="bold" style:font-weight-complex="bold"/>
    </style:style>
    <style:style style:name="T38" style:family="text">
      <style:text-properties style:text-underline-style="none" fo:font-weight="bold" officeooo:rsid="00268d5b" style:font-weight-asian="bold" style:font-weight-complex="bold"/>
    </style:style>
    <style:style style:name="T39" style:family="text">
      <style:text-properties style:text-underline-style="none" fo:font-weight="bold" officeooo:rsid="003044cd" style:font-weight-asian="bold" style:font-weight-complex="bold"/>
    </style:style>
    <style:style style:name="T40" style:family="text">
      <style:text-properties style:text-underline-style="none" fo:font-weight="bold" officeooo:rsid="003868d3" style:font-weight-asian="bold" style:font-weight-complex="bold"/>
    </style:style>
    <style:style style:name="T41" style:family="text">
      <style:text-properties style:text-underline-style="none" fo:font-weight="bold" officeooo:rsid="003af103" style:font-weight-asian="bold" style:font-weight-complex="bold"/>
    </style:style>
    <style:style style:name="T42" style:family="text">
      <style:text-properties fo:color="#ff3333" style:text-underline-style="none" fo:font-weight="bold" style:font-weight-asian="bold" style:font-weight-complex="bold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officeooo:rsid="002100b9" style:font-size-asian="12pt" style:font-size-complex="12pt"/>
    </style:style>
    <style:style style:name="T45" style:family="text">
      <style:text-properties officeooo:rsid="0033e00b"/>
    </style:style>
    <style:style style:name="T46" style:family="text">
      <style:text-properties officeooo:rsid="003868d3"/>
    </style:style>
    <style:style style:name="T47" style:family="text">
      <style:text-properties officeooo:rsid="0039e9d2"/>
    </style:style>
    <style:style style:name="T48" style:family="text">
      <style:text-properties officeooo:rsid="003af1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ASN-RESTFUL GET API DOC<text:span text:style-name="T45">UMENTATION</text:span></text:p>
      <text:p text:style-name="P5">Authors : </text:p>
      <text:list xml:id="list3827785806284422496" text:style-name="L1">
        <text:list-item>
          <text:p text:style-name="P40">Benchraa Mohamed Reda</text:p>
        </text:list-item>
        <text:list-item>
          <text:p text:style-name="P40">Chahboune Rabab</text:p>
        </text:list-item>
      </text:list>
      <text:p text:style-name="P17">Date : 1<text:span text:style-name="T47">1</text:span>/04/2017</text:p>
      <text:p text:style-name="P29"><text:bookmark-start text:name="__DdeLink__306_632309018"/><text:span text:style-name="T34">A</text:span><text:span text:style-name="T36">PI</text:span><text:span text:style-name="T34">’s</text:span><text:bookmark-end text:name="__DdeLink__306_632309018"/><text:span text:style-name="T34"> link : </text:span><text:a xlink:type="simple" xlink:href="https://github.com/redaBenchraa/ASN-RESTful" text:style-name="Internet_20_link" text:visited-style-name="Visited_20_Internet_20_Link"><text:span text:style-name="T16">https://github.com/redaBenchraa/ASN-RESTful</text:span></text:a></text:p>
      <text:p text:style-name="P16"><text:span text:style-name="T34">The database </text:span><text:span text:style-name="T37">file including all the test data (more than </text:span><text:span text:style-name="T40">21000</text:span><text:span text:style-name="T37"> entries)</text:span><text:span text:style-name="T34"> </text:span><text:span text:style-name="T37">is joint to the project.</text:span></text:p>
      <text:p text:style-name="P30"><text:span text:style-name="T37">A </text:span><text:span text:style-name="T34">Postman script is to be found wit</text:span><text:span text:style-name="T41">h</text:span><text:span text:style-name="T34">in the project to test the api (it only contains the account get api for now).</text:span></text:p>
      <text:p text:style-name="P15"><text:span text:style-name="T35">R</text:span><text:span text:style-name="T34">equirements : </text:span></text:p>
      <text:list xml:id="list2971620910249911375" text:style-name="L2">
        <text:list-item>
          <text:p text:style-name="P41">phpmyadmin</text:p>
        </text:list-item>
        <text:list-item>
          <text:p text:style-name="P43"><text:span text:style-name="T38">c</text:span><text:span text:style-name="T34">omposer</text:span></text:p>
        </text:list-item>
        <text:list-item>
          <text:p text:style-name="P41">laravel 5.4</text:p>
        </text:list-item>
        <text:list-item>
          <text:p text:style-name="P41">apache2</text:p>
        </text:list-item>
        <text:list-item>
          <text:p text:style-name="P41">mysql</text:p>
        </text:list-item>
        <text:list-item>
          <text:p text:style-name="P41">php &gt;= 5.6.4</text:p>
        </text:list-item>
        <text:list-item>
          <text:p text:style-name="P42">Postman or <text:span text:style-name="T48">a</text:span> browser to test the api</text:p>
        </text:list-item>
      </text:list>
      <text:p text:style-name="P61">The project must be inside the /var/www/html or /www in xamp/wamp/lamp folder.</text:p>
      <text:p text:style-name="P39"><text:span text:style-name="T34">Make a copy of .</text:span><text:span text:style-name="T42">env.example</text:span><text:span text:style-name="T34"> and name it </text:span><text:span text:style-name="T42">.env</text:span><text:span text:style-name="T34"> in the root folder</text:span></text:p>
      <text:p text:style-name="P62">Change these settings in the .env file : </text:p>
      <text:list xml:id="list5353986802883271674" text:style-name="L3">
        <text:list-item>
          <text:p text:style-name="P59">DB_DATABAS<text:span text:style-name="T46">E</text:span></text:p>
        </text:list-item>
        <text:list-item>
          <text:p text:style-name="P85">DB_USERNAME</text:p>
        </text:list-item>
        <text:list-item>
          <text:p text:style-name="P86">DB_PASSWORD<text:bookmark text:name="__DdeLink__870_541426403"/></text:p>
        </text:list-item>
      </text:list>
      <text:p text:style-name="P13"><text:span text:style-name="T38">After cloning you must install all modules using <text:line-break/><text:tab/></text:span><text:span text:style-name="T7">composer install </text:span></text:p>
      <text:p text:style-name="P13"><text:span text:style-name="T38">then generate a new application key using </text:span><text:span text:style-name="T10"><text:s/></text:span></text:p>
      <text:p text:style-name="P13"><text:span text:style-name="T9"><text:tab/></text:span><text:span text:style-name="T7">php artisan key:generate</text:span></text:p>
      <text:p text:style-name="P14"><text:span text:style-name="T39">finally</text:span><text:span text:style-name="T38"> </text:span><text:span text:style-name="T11">start the server</text:span></text:p>
      <text:p text:style-name="P14"><text:span text:style-name="T9"><text:tab/></text:span><text:span text:style-name="T7">php artisan </text:span><text:span text:style-name="T8">serve</text:span></text:p>
      <text:p text:style-name="P63"><text:bookmark-start text:name="__DdeLink__39_632309018"/>Account<text:bookmark-end text:name="__DdeLink__39_632309018"/></text:p>
      <text:p text:style-name="P18"><text:span text:style-name="T3">/api/v1/Accounts : </text:span><text:span text:style-name="T2">get all accounts </text:span></text:p>
      <text:p text:style-name="P18"><text:span text:style-name="T3">/api/v1/Accounts/</text:span><text:span text:style-name="T2">id : get an account using the id</text:span></text:p>
      <text:p text:style-name="P6"><text:span text:style-name="T3">/api/v1/Accounts/</text:span><text:span text:style-name="T4">id?include=item,item,item : get an account and include relations <text:line-break/>List of includes : </text:span></text:p>
      <text:list xml:id="list4582797416854004678" text:style-name="L4">
        <text:list-item>
          <text:p text:style-name="P44">groups : <text:span text:style-name="T14">all groups it belongs to</text:span></text:p>
        </text:list-item>
        <text:list-item>
          <text:p text:style-name="P64">administratedGroup<text:span text:style-name="T14">s : all groups it administrates</text:span></text:p>
        </text:list-item>
        <text:list-item>
          <text:p text:style-name="P64">myGroups : <text:span text:style-name="T14">all groups it created</text:span></text:p>
        </text:list-item>
        <text:list-item>
          <text:p text:style-name="P64">conversations : <text:span text:style-name="T14">all its conversations</text:span></text:p>
        </text:list-item>
        <text:list-item>
          <text:p text:style-name="P64">posts : <text:span text:style-name="T14">all posts it posted</text:span></text:p>
        </text:list-item>
        <text:list-item>
          <text:p text:style-name="P64">sentMessages : <text:span text:style-name="T14">all messages it sent</text:span></text:p>
        </text:list-item>
        <text:list-item>
          <text:p text:style-name="P64"><text:soft-page-break/>messageNotifications : <text:span text:style-name="T14">all its message notifications</text:span></text:p>
        </text:list-item>
        <text:list-item>
          <text:p text:style-name="P64"><text:span text:style-name="T14">n</text:span>otifications : <text:span text:style-name="T14">all its notifications</text:span></text:p>
        </text:list-item>
        <text:list-item>
          <text:p text:style-name="P64">reactInPos<text:span text:style-name="T14">t : all its reactions in posts</text:span></text:p>
        </text:list-item>
        <text:list-item>
          <text:p text:style-name="P64">reactInComment : <text:span text:style-name="T14">all its reactions on comments </text:span></text:p>
        </text:list-item>
        <text:list-item>
          <text:p text:style-name="P64"><text:bookmark-start text:name="__DdeLink__36_632309018"/>voteInPoll<text:bookmark-end text:name="__DdeLink__36_632309018"/> : <text:span text:style-name="T14">all its votes on polls</text:span></text:p>
        </text:list-item>
      </text:list>
      <text:p text:style-name="P32">/<text:span text:style-name="T14">api/v1/Accounts?id=5 : get all accounts with id equals to 5 <text:line-break/></text:span><text:bookmark-start text:name="__DdeLink__60_632309018"/><text:span text:style-name="T14">List of attributes you can test : </text:span></text:p>
      <text:list xml:id="list8823346607777873959" text:style-name="L5">
        <text:list-item>
          <text:p text:style-name="P65">id</text:p>
        </text:list-item>
        <text:list-item>
          <text:p text:style-name="P66">firstName </text:p>
        </text:list-item>
        <text:list-item>
          <text:p text:style-name="P66">lastName</text:p>
        </text:list-item>
        <text:list-item>
          <text:p text:style-name="P66">Email</text:p>
        </text:list-item>
        <text:list-item>
          <text:p text:style-name="P66">showEmail</text:p>
        </text:list-item>
        <text:list-item>
          <text:p text:style-name="P66">xCoordinat<text:span text:style-name="T14">e</text:span></text:p>
        </text:list-item>
        <text:list-item>
          <text:p text:style-name="P66"><text:span text:style-name="T14">y</text:span>Coordinate<text:bookmark-end text:name="__DdeLink__60_632309018"/></text:p>
        </text:list-item>
      </text:list>
      <text:p text:style-name="P2">Exemple : </text:p>
      <text:p text:style-name="P1"><text:span text:style-name="T15">api</text:span>/v1/Accounts?id=1&amp;firstName=Zaria&amp;lastName=Rice&amp;Email=vconn@halvorson.biz&amp;showEmail=1&amp;xCoordinate=0s&amp;yCoordinate=0</text:p>
      <text:p text:style-name="P52"><text:bookmark-start text:name="__DdeLink__56_632309018"/>Comment</text:p>
      <text:p text:style-name="P20"><text:span text:style-name="T1">/api/v1/Comments : </text:span>get all <text:span text:style-name="T17">comments</text:span> </text:p>
      <text:p text:style-name="P21"><text:span text:style-name="T1">/api/v1/</text:span><text:bookmark-start text:name="__DdeLink__45_632309018"/><text:span text:style-name="T1">Comments</text:span><text:bookmark-end text:name="__DdeLink__45_632309018"/><text:span text:style-name="T1">/</text:span>id : get a <text:span text:style-name="T18">comment</text:span> using the id</text:p>
      <text:p text:style-name="P22"><text:span text:style-name="T1">/api/v1/Comments/</text:span>id?include=item,item,item : get a <text:span text:style-name="T19">comment</text:span> and include relations <text:line-break/>List of includes :</text:p>
      <text:list xml:id="list2974027969343120824" text:style-name="L6">
        <text:list-item>
          <text:p text:style-name="P68"><text:span text:style-name="T19">post</text:span> : <text:span text:style-name="T19">the comment’s post</text:span></text:p>
        </text:list-item>
        <text:list-item>
          <text:p text:style-name="P69">account : the comment’s account</text:p>
        </text:list-item>
        <text:list-item>
          <text:p text:style-name="P67">reactingAccounts<text:bookmark-end text:name="__DdeLink__56_632309018"/> : <text:span text:style-name="T19">all the reactions on the comment</text:span></text:p>
        </text:list-item>
      </text:list>
      <text:p text:style-name="P33">/<text:span text:style-name="T14">api/v1/Comments?id=5 : get all comments with id equals to 5 </text:span></text:p>
      <text:p text:style-name="P7"><text:bookmark-start text:name="__DdeLink__70_632309018"/><text:span text:style-name="T14">List of attributes you can test :</text:span><text:bookmark-end text:name="__DdeLink__70_632309018"/><text:span text:style-name="T14"> </text:span></text:p>
      <text:list xml:id="list2855023805896548024" text:style-name="L7">
        <text:list-item>
          <text:p text:style-name="P72">id</text:p>
        </text:list-item>
        <text:list-item>
          <text:p text:style-name="P72">type</text:p>
        </text:list-item>
        <text:list-item>
          <text:p text:style-name="P72">date</text:p>
        </text:list-item>
        <text:list-item>
          <text:p text:style-name="P72">votes</text:p>
        </text:list-item>
        <text:list-item>
          <text:p text:style-name="P72">account</text:p>
        </text:list-item>
        <text:list-item>
          <text:p text:style-name="P73">post</text:p>
        </text:list-item>
      </text:list>
      <text:p text:style-name="P4"><text:span text:style-name="T12">P</text:span><text:span text:style-name="T13">ost</text:span></text:p>
      <text:p text:style-name="P23"><text:span text:style-name="T1">/api/v1/</text:span><text:bookmark-start text:name="__DdeLink__62_632309018"/><text:bookmark-start text:name="__DdeLink__68_632309018"/><text:span text:style-name="T1">Posts</text:span><text:bookmark-end text:name="__DdeLink__62_632309018"/><text:bookmark-end text:name="__DdeLink__68_632309018"/><text:span text:style-name="T1"> : </text:span>get all <text:span text:style-name="T20">posts</text:span> </text:p>
      <text:p text:style-name="P23"><text:span text:style-name="T1">/api/v1/</text:span><text:bookmark-start text:name="__DdeLink__45_6323090181"/><text:span text:style-name="T1">Posts</text:span><text:bookmark-end text:name="__DdeLink__45_6323090181"/><text:span text:style-name="T1">/</text:span>id : get a <text:span text:style-name="T20">post</text:span> using the id</text:p>
      <text:p text:style-name="P23"><text:span text:style-name="T1">/api/v1/Posts/</text:span>id?include=item,item,item : get a <text:span text:style-name="T20">post</text:span> and include relations <text:line-break/>List of includes :</text:p>
      <text:list xml:id="list234649463345133" text:continue-list="list2974027969343120824" text:style-name="L6">
        <text:list-item>
          <text:p text:style-name="P75">comments : <text:span text:style-name="T19">all the post’s comments</text:span></text:p>
        </text:list-item>
        <text:list-item>
          <text:p text:style-name="P74">polls : <text:span text:style-name="T20">all the post’s polls</text:span></text:p>
        </text:list-item>
        <text:list-item>
          <text:p text:style-name="P74">group : <text:span text:style-name="T20">the post’s gorup</text:span></text:p>
        </text:list-item>
        <text:list-item>
          <text:p text:style-name="P74">account : <text:span text:style-name="T20">the post’s account</text:span></text:p>
        </text:list-item>
        <text:list-item>
          <text:p text:style-name="P74">reactions : <text:span text:style-name="T20">all the reactions on the post</text:span></text:p>
        </text:list-item>
      </text:list>
      <text:p text:style-name="P34">/<text:span text:style-name="T14">api/v1/</text:span><text:span text:style-name="T3">Posts</text:span><text:span text:style-name="T14">?id=5 : get all posts with id equals to 5 </text:span></text:p>
      <text:p text:style-name="P8"><text:soft-page-break/>List of attributes you can test :</text:p>
      <text:list xml:id="list8190875406417335916" text:style-name="L8">
        <text:list-item>
          <text:p text:style-name="P70">id</text:p>
        </text:list-item>
        <text:list-item>
          <text:p text:style-name="P70">type</text:p>
        </text:list-item>
        <text:list-item>
          <text:p text:style-name="P70">date</text:p>
        </text:list-item>
        <text:list-item>
          <text:p text:style-name="P70"><text:span text:style-name="T21">v</text:span>otes</text:p>
        </text:list-item>
        <text:list-item>
          <text:p text:style-name="P70">accoun<text:span text:style-name="T21">t</text:span> : <text:span text:style-name="T21">usig the account id</text:span> </text:p>
        </text:list-item>
        <text:list-item>
          <text:p text:style-name="P76"><text:span text:style-name="T27">group : </text:span><text:span text:style-name="T28">using the group id</text:span></text:p>
        </text:list-item>
      </text:list>
      <text:p text:style-name="P51">Poll</text:p>
      <text:p text:style-name="P24"><text:span text:style-name="T1">/api/v1/</text:span><text:bookmark-start text:name="__DdeLink__80_632309018"/><text:span text:style-name="T1">Polls</text:span><text:bookmark-end text:name="__DdeLink__80_632309018"/><text:span text:style-name="T1"> : </text:span>get all <text:span text:style-name="T22">polls</text:span> </text:p>
      <text:p text:style-name="P24"><text:span text:style-name="T1">/api/v1/</text:span><text:bookmark-start text:name="__DdeLink__45_63230901811"/><text:span text:style-name="T1">Polls</text:span><text:bookmark-end text:name="__DdeLink__45_63230901811"/><text:span text:style-name="T1">/</text:span>id : get a <text:span text:style-name="T22">poll</text:span> using the id</text:p>
      <text:p text:style-name="P24"><text:span text:style-name="T1">/api/v1/Polls/</text:span>id?include=item,item,item : get a <text:span text:style-name="T20">post</text:span> and include relations <text:line-break/>List of includes :</text:p>
      <text:list xml:id="list4077141634746185121" text:style-name="L9">
        <text:list-item>
          <text:p text:style-name="P45">post : <text:span text:style-name="T23">its post</text:span></text:p>
        </text:list-item>
        <text:list-item>
          <text:p text:style-name="P45">voters : <text:span text:style-name="T23">get all the voters</text:span></text:p>
        </text:list-item>
      </text:list>
      <text:p text:style-name="P35">/<text:span text:style-name="T14">api/v1/</text:span><text:span text:style-name="T5">Poll</text:span><text:span text:style-name="T14">?id=5 : get all polls with id equals to 5 </text:span></text:p>
      <text:p text:style-name="P9">List of attributes you can test :</text:p>
      <text:list xml:id="list7911147248455099144" text:style-name="L10">
        <text:list-item>
          <text:p text:style-name="P71">id</text:p>
        </text:list-item>
        <text:list-item>
          <text:p text:style-name="P84">post : using the post id </text:p>
        </text:list-item>
      </text:list>
      <text:p text:style-name="P50"><text:bookmark-start text:name="__DdeLink__129_632309018"/>Notification</text:p>
      <text:p text:style-name="P25"><text:span text:style-name="T1">/api/v1/</text:span><text:bookmark-start text:name="__DdeLink__80_6323090181"/><text:bookmark-start text:name="__DdeLink__91_632309018"/><text:span text:style-name="T1">N</text:span><text:bookmark-end text:name="__DdeLink__80_6323090181"/><text:span text:style-name="T1">otifications</text:span><text:bookmark-end text:name="__DdeLink__91_632309018"/><text:span text:style-name="T1"> : </text:span>get all <text:bookmark-start text:name="__DdeLink__80_63230901811"/><text:span text:style-name="T24">n</text:span><text:bookmark-end text:name="__DdeLink__80_63230901811"/><text:span text:style-name="T24">otifications</text:span> </text:p>
      <text:p text:style-name="P26"><text:span text:style-name="T1">/api/v1/</text:span><text:bookmark-start text:name="__DdeLink__80_63230901812"/><text:bookmark-start text:name="__DdeLink__45_632309018111"/><text:span text:style-name="T1">N</text:span><text:bookmark-end text:name="__DdeLink__80_63230901812"/><text:span text:style-name="T1">otifications</text:span><text:bookmark-end text:name="__DdeLink__45_632309018111"/><text:span text:style-name="T1">/</text:span>id : get a <text:span text:style-name="T22">poll</text:span> using the id</text:p>
      <text:p text:style-name="P26"><text:span text:style-name="T1">/api/v1/</text:span><text:bookmark-start text:name="__DdeLink__80_63230901813"/><text:span text:style-name="T1">N</text:span><text:bookmark-end text:name="__DdeLink__80_63230901813"/><text:span text:style-name="T1">otifications/</text:span>id?include=item,item,item : get a <text:span text:style-name="T25">poll</text:span> and include relations <text:line-break/>List of includes :</text:p>
      <text:list xml:id="list1000227148163913157" text:style-name="L11">
        <text:list-item>
          <text:p text:style-name="P46">receiver : <text:span text:style-name="T26">its reciever</text:span></text:p>
        </text:list-item>
        <text:list-item>
          <text:p text:style-name="P46">post : <text:span text:style-name="T26">its post </text:span></text:p>
        </text:list-item>
      </text:list>
      <text:p text:style-name="P36">/<text:span text:style-name="T14">api/v1/</text:span><text:bookmark-start text:name="__DdeLink__80_63230901814"/><text:span text:style-name="T3">N</text:span><text:bookmark-end text:name="__DdeLink__80_63230901814"/><text:span text:style-name="T3">otifications</text:span><text:span text:style-name="T14">?id=5 : get all posts with id equals to 5 </text:span></text:p>
      <text:p text:style-name="P10">List of attributes you can test :</text:p>
      <text:list xml:id="list3583581178412309362" text:style-name="L12">
        <text:list-item>
          <text:p text:style-name="P47">id</text:p>
        </text:list-item>
        <text:list-item>
          <text:p text:style-name="P47">seen</text:p>
        </text:list-item>
        <text:list-item>
          <text:p text:style-name="P78">post : using the post id </text:p>
        </text:list-item>
        <text:list-item>
          <text:p text:style-name="P78">account : using the account id<text:bookmark-end text:name="__DdeLink__129_632309018"/></text:p>
        </text:list-item>
      </text:list>
      <text:p text:style-name="P48">Messages </text:p>
      <text:p text:style-name="P27"><text:span text:style-name="T1">/api/v1/</text:span><text:bookmark-start text:name="__DdeLink__91_6323090181"/><text:span text:style-name="T1">M</text:span><text:bookmark-end text:name="__DdeLink__91_6323090181"/><text:span text:style-name="T1">essages : </text:span>get all <text:bookmark-start text:name="__DdeLink__91_63230901813"/><text:span text:style-name="T29">m</text:span><text:bookmark-end text:name="__DdeLink__91_63230901813"/><text:span text:style-name="T29">essages</text:span> </text:p>
      <text:p text:style-name="P27"><text:span text:style-name="T1">/api/v1/</text:span><text:bookmark-start text:name="__DdeLink__91_63230901811"/><text:bookmark-start text:name="__DdeLink__45_6323090181111"/><text:span text:style-name="T1">M</text:span><text:bookmark-end text:name="__DdeLink__91_63230901811"/><text:span text:style-name="T1">essages</text:span><text:bookmark-end text:name="__DdeLink__45_6323090181111"/><text:span text:style-name="T1">/</text:span>id : get a <text:span text:style-name="T29">message</text:span> using the id</text:p>
      <text:p text:style-name="P27"><text:span text:style-name="T1">/api/v1/</text:span><text:bookmark-start text:name="__DdeLink__91_63230901812"/><text:bookmark-start text:name="__DdeLink__118_632309018"/><text:span text:style-name="T1">M</text:span><text:bookmark-end text:name="__DdeLink__91_63230901812"/><text:span text:style-name="T1">essages</text:span><text:bookmark-end text:name="__DdeLink__118_632309018"/><text:span text:style-name="T1">/</text:span>id?include=item,item,item : get a <text:span text:style-name="T29">message</text:span> and include relations <text:line-break/>List of includes :</text:p>
      <text:list xml:id="list4896872738709711914" text:style-name="L13">
        <text:list-item>
          <text:p text:style-name="P53">account : <text:span text:style-name="T30">its account</text:span></text:p>
        </text:list-item>
        <text:list-item>
          <text:p text:style-name="P53">conversation : <text:span text:style-name="T30">its conversation </text:span></text:p>
        </text:list-item>
      </text:list>
      <text:p text:style-name="P37">/<text:span text:style-name="T14">api/v1/</text:span><text:bookmark-start text:name="__DdeLink__91_632309018121"/><text:span text:style-name="T3">M</text:span><text:bookmark-end text:name="__DdeLink__91_632309018121"/><text:span text:style-name="T3">essages</text:span><text:span text:style-name="T14">?id=5 : get all </text:span><text:span text:style-name="T6">messages</text:span><text:span text:style-name="T14"> with id equals to 5 </text:span></text:p>
      <text:p text:style-name="P3">List of attributes you can test :</text:p>
      <text:list xml:id="list5151343895576735422" text:style-name="L14">
        <text:list-item>
          <text:p text:style-name="P77">'id </text:p>
        </text:list-item>
        <text:list-item>
          <text:p text:style-name="P77">date </text:p>
        </text:list-item>
        <text:list-item>
          <text:p text:style-name="P77">account : <text:span text:style-name="T30">using the account id</text:span></text:p>
        </text:list-item>
        <text:list-item>
          <text:p text:style-name="P80"><text:span text:style-name="T43">conversation : </text:span><text:span text:style-name="T44">using the conversation id</text:span></text:p>
        </text:list-item>
      </text:list>
      <text:p text:style-name="P49">MessageNotification</text:p>
      <text:p text:style-name="P28"><text:soft-page-break/><text:span text:style-name="T1">/api/v1/Message</text:span><text:bookmark-start text:name="__DdeLink__80_63230901816"/><text:bookmark-start text:name="__DdeLink__91_6323090182"/><text:span text:style-name="T1">N</text:span><text:bookmark-end text:name="__DdeLink__80_63230901816"/><text:span text:style-name="T1">otifications</text:span><text:bookmark-end text:name="__DdeLink__91_6323090182"/><text:span text:style-name="T1"> : </text:span>get all <text:span text:style-name="T31">message </text:span><text:bookmark-start text:name="__DdeLink__80_632309018162"/><text:span text:style-name="T31">n</text:span><text:bookmark-end text:name="__DdeLink__80_632309018162"/><text:bookmark-start text:name="__DdeLink__91_63230901822"/><text:span text:style-name="T31">otifications</text:span><text:bookmark-end text:name="__DdeLink__91_63230901822"/> </text:p>
      <text:p text:style-name="P28"><text:span text:style-name="T1">/api/v1/</text:span><text:bookmark-start text:name="__DdeLink__45_6323090181112"/><text:span text:style-name="T1">Message</text:span><text:bookmark-start text:name="__DdeLink__91_63230901823"/><text:bookmark-start text:name="__DdeLink__80_632309018163"/><text:span text:style-name="T1">N</text:span><text:bookmark-end text:name="__DdeLink__80_632309018163"/><text:span text:style-name="T1">otifications</text:span><text:bookmark-end text:name="__DdeLink__45_6323090181112"/><text:bookmark-end text:name="__DdeLink__91_63230901823"/><text:span text:style-name="T1">/</text:span>id : get a <text:bookmark-start text:name="__DdeLink__151_632309018"/><text:span text:style-name="T31">message</text:span><text:bookmark-start text:name="__DdeLink__80_632309018164"/><text:span text:style-name="T31"> </text:span><text:bookmark-end text:name="__DdeLink__80_632309018164"/><text:span text:style-name="T31">n</text:span><text:bookmark-start text:name="__DdeLink__91_63230901824"/><text:span text:style-name="T31">otification</text:span><text:bookmark-end text:name="__DdeLink__151_632309018"/><text:bookmark-end text:name="__DdeLink__91_63230901824"/> using the id</text:p>
      <text:p text:style-name="P28"><text:span text:style-name="T1">/api/v1/</text:span><text:bookmark-start text:name="__DdeLink__80_632309018132"/><text:span text:style-name="T1">N</text:span><text:bookmark-end text:name="__DdeLink__80_632309018132"/><text:span text:style-name="T1">otifications/</text:span>id?include=item,item,item : get a <text:span text:style-name="T31">message</text:span><text:bookmark-start text:name="__DdeLink__80_6323090181641"/><text:span text:style-name="T31"> </text:span><text:bookmark-end text:name="__DdeLink__80_6323090181641"/><text:span text:style-name="T31">n</text:span><text:bookmark-start text:name="__DdeLink__91_632309018241"/><text:span text:style-name="T31">otification</text:span><text:bookmark-end text:name="__DdeLink__91_632309018241"/> and include relations <text:line-break/>List of includes :</text:p>
      <text:list xml:id="list234650455867945" text:continue-list="list1000227148163913157" text:style-name="L11">
        <text:list-item>
          <text:p text:style-name="P82">receiver : <text:span text:style-name="T26">its reciever</text:span></text:p>
        </text:list-item>
        <text:list-item>
          <text:p text:style-name="P81"><text:span text:style-name="T31">message</text:span> : <text:span text:style-name="T26">its message</text:span></text:p>
        </text:list-item>
      </text:list>
      <text:p text:style-name="P38">/<text:span text:style-name="T14">api/v1/</text:span><text:bookmark-start text:name="__DdeLink__80_632309018142"/><text:span text:style-name="T3">N</text:span><text:bookmark-end text:name="__DdeLink__80_632309018142"/><text:span text:style-name="T3">otifications</text:span><text:span text:style-name="T14">?id=5 : get all posts with id equals to 5 </text:span></text:p>
      <text:p text:style-name="P11">List of attributes you can test :</text:p>
      <text:list xml:id="list4736897725994640647" text:style-name="L15">
        <text:list-item>
          <text:p text:style-name="P83">id</text:p>
        </text:list-item>
        <text:list-item>
          <text:p text:style-name="P83">seen</text:p>
        </text:list-item>
        <text:list-item>
          <text:p text:style-name="P79"><text:span text:style-name="T32">message</text:span> : using the <text:span text:style-name="T32">message</text:span> id </text:p>
        </text:list-item>
        <text:list-item>
          <text:p text:style-name="P79">account : using the <text:span text:style-name="T33">reciever </text:span>account id</text:p>
        </text:list-item>
      </text:list>
      <text:p text:style-name="P58">Group</text:p>
      <text:p text:style-name="P19">/api/v1/Groups: get all groups</text:p>
      <text:p text:style-name="P19">/api/v1/Groups/id: get group using the id</text:p>
      <text:p text:style-name="P19">/api/v1/Groups?include=item,item,item : get a group and include relations</text:p>
      <text:p text:style-name="P19">List of includes:</text:p>
      <text:list xml:id="list2250916485330307898" text:style-name="L16">
        <text:list-item>
          <text:p text:style-name="P54">owner: The group owner</text:p>
        </text:list-item>
        <text:list-item>
          <text:p text:style-name="P54">admins: group admins</text:p>
        </text:list-item>
        <text:list-item>
          <text:p text:style-name="P54">members: group members</text:p>
        </text:list-item>
        <text:list-item>
          <text:p text:style-name="P54">posts: posts in that group</text:p>
        </text:list-item>
        <text:list-item>
          <text:p text:style-name="P54">super: the super group of this group </text:p>
        </text:list-item>
        <text:list-item>
          <text:p text:style-name="P54">subs: the sub groups of this group </text:p>
        </text:list-item>
      </text:list>
      <text:p text:style-name="P19">/api/v1/Groups?attribute=value</text:p>
      <text:p text:style-name="P19">List of attributes:</text:p>
      <text:list xml:id="list3656186174474251418" text:style-name="L17">
        <text:list-item>
          <text:p text:style-name="P55">id</text:p>
        </text:list-item>
        <text:list-item>
          <text:p text:style-name="P55">owned: look up a group by its owner</text:p>
        </text:list-item>
      </text:list>
      <text:p text:style-name="P58">Conversation</text:p>
      <text:p text:style-name="P12">/api/v1/Conversations: get all conversations</text:p>
      <text:p text:style-name="P12">/api/v1/Conversations/id: get a conversation by its id</text:p>
      <text:p text:style-name="P19">/api/v1/ Conversations?include=item,item : get a conversation and include relations</text:p>
      <text:p text:style-name="P19">List of includes:</text:p>
      <text:list xml:id="list8210459525673542883" text:style-name="L18">
        <text:list-item>
          <text:p text:style-name="P56">containMessage: the messages of the conversation</text:p>
        </text:list-item>
        <text:list-item>
          <text:p text:style-name="P56">containAccount: the members of a conversation </text:p>
        </text:list-item>
      </text:list>
      <text:p text:style-name="P19">/api/v1/ Conversations?attribute=value</text:p>
      <text:p text:style-name="P19">List of attributes:</text:p>
      <text:list xml:id="list246615742761261651" text:style-name="L19">
        <text:list-item>
          <text:p text:style-name="P57">i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00:41:50.937931512</meta:creation-date>
    <meta:editing-duration>PT5H44M24S</meta:editing-duration>
    <meta:editing-cycles>39</meta:editing-cycles>
    <meta:generator>LibreOffice/5.1.6.2$Linux_X86_64 LibreOffice_project/10m0$Build-2</meta:generator>
    <dc:date>2017-04-11T23:46:48.167138042</dc:date>
    <meta:document-statistic meta:table-count="0" meta:image-count="0" meta:object-count="0" meta:page-count="4" meta:paragraph-count="155" meta:word-count="865" meta:character-count="5157" meta:non-whitespace-character-count="4481"/>
  </office:meta>
</office:document-meta>
</file>